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/>
          <table:table-cell office:value-type="string" calcext:value-type="string">
            <text:p>CMS</text:p>
          </table:table-cell>
          <table:table-cell office:value-type="string" calcext:value-type="string">
            <text:p>Yo</text:p>
          </table:table-cell>
          <table:table-cell table:style-name="Default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1300" calcext:value-type="float">
            <text:p>71300</text:p>
          </table:table-cell>
          <table:table-cell office:value-type="float" office:value="48111" calcext:value-type="float">
            <text:p>48111</text:p>
          </table:table-cell>
          <table:table-cell table:formula="of:=([.B2]-[.C2])/[.B2]" office:value-type="percentage" office:value="0.32523141654979" calcext:value-type="percentage">
            <text:p>32.52%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9500" calcext:value-type="float">
            <text:p>39500</text:p>
          </table:table-cell>
          <table:table-cell office:value-type="float" office:value="29750" calcext:value-type="float">
            <text:p>29750</text:p>
          </table:table-cell>
          <table:table-cell table:formula="of:=([.B3]-[.C3])/[.B3]" office:value-type="percentage" office:value="0.246835443037975" calcext:value-type="percentage">
            <text:p>24.68%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1900" calcext:value-type="float">
            <text:p>21900</text:p>
          </table:table-cell>
          <table:table-cell office:value-type="float" office:value="17975" calcext:value-type="float">
            <text:p>17975</text:p>
          </table:table-cell>
          <table:table-cell table:formula="of:=([.B4]-[.C4])/[.B4]" office:value-type="percentage" office:value="0.179223744292237" calcext:value-type="percentage">
            <text:p>17.92%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2900" calcext:value-type="float">
            <text:p>12900</text:p>
          </table:table-cell>
          <table:table-cell office:value-type="float" office:value="11255" calcext:value-type="float">
            <text:p>11255</text:p>
          </table:table-cell>
          <table:table-cell table:formula="of:=([.B5]-[.C5])/[.B5]" office:value-type="percentage" office:value="0.127519379844961" calcext:value-type="percentage">
            <text:p>12.75%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8000" calcext:value-type="float">
            <text:p>8000</text:p>
          </table:table-cell>
          <table:table-cell office:value-type="float" office:value="6945" calcext:value-type="float">
            <text:p>6945</text:p>
          </table:table-cell>
          <table:table-cell table:formula="of:=([.B6]-[.C6])/[.B6]" office:value-type="percentage" office:value="0.131875" calcext:value-type="percentage">
            <text:p>13.19%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100" calcext:value-type="float">
            <text:p>6100</text:p>
          </table:table-cell>
          <table:table-cell office:value-type="float" office:value="5564" calcext:value-type="float">
            <text:p>5564</text:p>
          </table:table-cell>
          <table:table-cell table:formula="of:=([.B7]-[.C7])/[.B7]" office:value-type="percentage" office:value="0.0878688524590164" calcext:value-type="percentage">
            <text:p>8.79%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500" calcext:value-type="float">
            <text:p>3500</text:p>
          </table:table-cell>
          <table:table-cell office:value-type="float" office:value="3250" calcext:value-type="float">
            <text:p>3250</text:p>
          </table:table-cell>
          <table:table-cell table:formula="of:=([.B8]-[.C8])/[.B8]" office:value-type="percentage" office:value="0.0714285714285714" calcext:value-type="percentage">
            <text:p>7.14%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100" calcext:value-type="float">
            <text:p>2100</text:p>
          </table:table-cell>
          <table:table-cell office:value-type="float" office:value="1915" calcext:value-type="float">
            <text:p>1915</text:p>
          </table:table-cell>
          <table:table-cell table:formula="of:=([.B9]-[.C9])/[.B9]" office:value-type="percentage" office:value="0.0880952380952381" calcext:value-type="percentage">
            <text:p>8.81%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300" calcext:value-type="float">
            <text:p>1300</text:p>
          </table:table-cell>
          <table:table-cell office:value-type="float" office:value="1252" calcext:value-type="float">
            <text:p>1252</text:p>
          </table:table-cell>
          <table:table-cell table:formula="of:=([.B10]-[.C10])/[.B10]" office:value-type="percentage" office:value="0.0369230769230769" calcext:value-type="percentage">
            <text:p>3.69%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735" calcext:value-type="float">
            <text:p>735</text:p>
          </table:table-cell>
          <table:table-cell office:value-type="float" office:value="852" calcext:value-type="float">
            <text:p>852</text:p>
          </table:table-cell>
          <table:table-cell table:formula="of:=([.B11]-[.C11])/[.B11]" office:value-type="percentage" office:value="-0.159183673469388" calcext:value-type="percentage">
            <text:p>-15.92%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13" calcext:value-type="float">
            <text:p>513</text:p>
          </table:table-cell>
          <table:table-cell office:value-type="float" office:value="514" calcext:value-type="float">
            <text:p>514</text:p>
          </table:table-cell>
          <table:table-cell table:formula="of:=([.B12]-[.C12])/[.B12]" office:value-type="percentage" office:value="-0.00194931773879142" calcext:value-type="percentage">
            <text:p>-0.19%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419" calcext:value-type="float">
            <text:p>419</text:p>
          </table:table-cell>
          <table:table-cell office:value-type="float" office:value="313" calcext:value-type="float">
            <text:p>313</text:p>
          </table:table-cell>
          <table:table-cell table:formula="of:=([.B13]-[.C13])/[.B13]" office:value-type="percentage" office:value="0.252983293556086" calcext:value-type="percentage">
            <text:p>25.30%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46" calcext:value-type="float">
            <text:p>246</text:p>
          </table:table-cell>
          <table:table-cell office:value-type="float" office:value="254" calcext:value-type="float">
            <text:p>254</text:p>
          </table:table-cell>
          <table:table-cell table:formula="of:=([.B14]-[.C14])/[.B14]" office:value-type="percentage" office:value="-0.032520325203252" calcext:value-type="percentage">
            <text:p>-3.25%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39" calcext:value-type="float">
            <text:p>139</text:p>
          </table:table-cell>
          <table:table-cell office:value-type="float" office:value="143" calcext:value-type="float">
            <text:p>143</text:p>
          </table:table-cell>
          <table:table-cell table:formula="of:=([.B15]-[.C15])/[.B15]" office:value-type="percentage" office:value="-0.0287769784172662" calcext:value-type="percentage">
            <text:p>-2.88%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97.2" calcext:value-type="float">
            <text:p>97.2</text:p>
          </table:table-cell>
          <table:table-cell office:value-type="float" office:value="80" calcext:value-type="float">
            <text:p>80</text:p>
          </table:table-cell>
          <table:table-cell table:formula="of:=([.B16]-[.C16])/[.B16]" office:value-type="percentage" office:value="0.176954732510288" calcext:value-type="percentage">
            <text:p>17.70%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59.8" calcext:value-type="float">
            <text:p>59.8</text:p>
          </table:table-cell>
          <table:table-cell office:value-type="float" office:value="82" calcext:value-type="float">
            <text:p>82</text:p>
          </table:table-cell>
          <table:table-cell table:formula="of:=([.B17]-[.C17])/[.B17]" office:value-type="percentage" office:value="-0.37123745819398" calcext:value-type="percentage">
            <text:p>-37.12%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64.3" calcext:value-type="float">
            <text:p>64.3</text:p>
          </table:table-cell>
          <table:table-cell office:value-type="float" office:value="46" calcext:value-type="float">
            <text:p>46</text:p>
          </table:table-cell>
          <table:table-cell table:formula="of:=([.B18]-[.C18])/[.B18]" office:value-type="percentage" office:value="0.284603421461897" calcext:value-type="percentage">
            <text:p>28.46%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1.5" calcext:value-type="float">
            <text:p>31.5</text:p>
          </table:table-cell>
          <table:table-cell office:value-type="float" office:value="41" calcext:value-type="float">
            <text:p>41</text:p>
          </table:table-cell>
          <table:table-cell table:formula="of:=([.B19]-[.C19])/[.B19]" office:value-type="percentage" office:value="-0.301587301587302" calcext:value-type="percentage">
            <text:p>-30.16%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0.8" calcext:value-type="float">
            <text:p>20.8</text:p>
          </table:table-cell>
          <table:table-cell office:value-type="float" office:value="21" calcext:value-type="float">
            <text:p>21</text:p>
          </table:table-cell>
          <table:table-cell table:formula="of:=([.B20]-[.C20])/[.B20]" office:value-type="percentage" office:value="-0.00961538461538458" calcext:value-type="percentage">
            <text:p>-0.96%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6.3" calcext:value-type="float">
            <text:p>16.3</text:p>
          </table:table-cell>
          <table:table-cell office:value-type="float" office:value="16" calcext:value-type="float">
            <text:p>16</text:p>
          </table:table-cell>
          <table:table-cell table:formula="of:=([.B21]-[.C21])/[.B21]" office:value-type="percentage" office:value="0.0184049079754602" calcext:value-type="percentage">
            <text:p>1.84%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8.1" calcext:value-type="float">
            <text:p>8.1</text:p>
          </table:table-cell>
          <table:table-cell office:value-type="float" office:value="14" calcext:value-type="float">
            <text:p>14</text:p>
          </table:table-cell>
          <table:table-cell table:formula="of:=([.B22]-[.C22])/[.B22]" office:value-type="percentage" office:value="-0.728395061728395" calcext:value-type="percentage">
            <text:p>-72.84%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8.6" calcext:value-type="float">
            <text:p>18.6</text:p>
          </table:table-cell>
          <table:table-cell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200-1160</text:p>
          </table:table-cell>
          <table:table-cell table:formula="of:=SUM([.B2:.B22])" office:value-type="float" office:value="168950" calcext:value-type="float">
            <text:p>168950</text:p>
          </table:table-cell>
          <table:table-cell table:formula="of:=SUM([.C2:.C22])" office:value-type="float" office:value="128393" calcext:value-type="float">
            <text:p>128393</text:p>
          </table:table-cell>
          <table:table-cell table:formula="of:=([.B25]-[.C25])/[.B25]" office:value-type="percentage" office:value="0.240053270198283" calcext:value-type="percentage">
            <text:p>24.01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8">00/00/0000</text:date>, <text:time style:data-style-name="N2" text:time-value="11:18:04.9369631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7T10:56:04.272098149</meta:creation-date>
    <dc:date>2019-11-27T11:18:59.716411583</dc:date>
    <meta:editing-duration>PT6M4S</meta:editing-duration>
    <meta:editing-cycles>2</meta:editing-cycles>
    <meta:generator>LibreOffice/6.0.7.3$Linux_X86_64 LibreOffice_project/00m0$Build-3</meta:generator>
    <meta:document-statistic meta:table-count="1" meta:cell-count="92" meta:object-count="0"/>
  </office:meta>
</office:document-meta>
</file>